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master-page-name="Standard">
      <style:paragraph-properties style:page-number="auto"/>
    </style:style>
    <style:style style:name="T1"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Deliverables </text:p>
      <text:list xml:id="list6610987371609517241" text:style-name="Outline">
        <text:list-item>
          <text:h text:style-name="Heading_20_1" text:outline-level="1">1. Requirements Document</text:h>
        </text:list-item>
      </text:list>
      <text:p text:style-name="Standard">Discuss the purpose and scope of the application with the developers who are tasked with coding it. What are the specific features and functions it will have? Who will be the users of the application? What will it look like? Get as much detail as you can at this early stage, and make sure all parties are in agreement about how things will work.</text:p>
      <text:p text:style-name="Standard">It may help to split the requirements into separate <text:span text:style-name="T1">stories</text:span>, each of which describes a specific feature or function of the application to be developed.</text:p>
      <text:list xml:id="list34515727" text:continue-numbering="true" text:style-name="Outline">
        <text:list-item>
          <text:h text:style-name="Heading_20_1" text:outline-level="1">2. Team Schedule</text:h>
        </text:list-item>
      </text:list>
      <text:p text:style-name="Standard">If possible, agree with developers on when certain pieces of the software will be delivered and available for test, and agree on what dates or times you will meet as a team to review progress and discuss potential questions and issues. For such a short project done from scratch, this may be just a couple of dates, but remember that testing should not happen only at the very end of development! In a real-world project, you’ll communicate with developers and receive new testable items more frequently.</text:p>
      <text:list xml:id="list34527156" text:continue-numbering="true" text:style-name="Outline">
        <text:list-item>
          <text:h text:style-name="Heading_20_1" text:outline-level="1">3. Test Plan and <text:bookmark text:name="_GoBack"/>Test Cases</text:h>
        </text:list-item>
      </text:list>
      <text:p text:style-name="Standard">For each feature or component described in your requirements documentation, develop test cases that explore all possible paths and scenarios in the application. If there are too many scenarios in the application to test them all, which ones are most important? In what order would you execute test cases and the scenarios within each case to make sure you test the most important paths and features?</text:p>
      <text:p text:style-name="Standard">If you have questions when writing test cases that you didn’t think of when initially discussing the requirements, compile them, document them, and take them to the developers. It is essential that developers and QA come to an agreement about the expected results for each test, and developers can provide insight into which tests represent the most critical paths – the most common scenarios and the places the application is most likely to fail.</text:p>
      <text:list xml:id="list34517611" text:continue-numbering="true" text:style-name="Outline">
        <text:list-item>
          <text:h text:style-name="Heading_20_1" text:outline-level="1">4. Executed Test Cases (Results)</text:h>
        </text:list-item>
      </text:list>
      <text:p text:style-name="Standard">As work is completed on the application, execute test cases in the order you planned, taking care to document the actual outcomes you experience and compare them to what you expected. You might even update your test cases with more detail as you see how the project looks in practice.</text:p>
      <text:list xml:id="list34506244" text:continue-numbering="true" text:style-name="Outline">
        <text:list-item>
          <text:h text:style-name="Heading_20_1" text:outline-level="1"><text:soft-page-break/>5. Defect and Improvement Reports</text:h>
        </text:list-item>
      </text:list>
      <text:p text:style-name="Standard">As you complete testing, note where defects arise, document them, and discuss them with developers. (Remember, evidence and steps to reproduce are critical.) If you come across a bug that is so serious it prevents you from testing further scenarios, let the developers know as soon as possible to avoid losing testing time. If you can continue testing, document the bug and continue until your next meeting with developers. If you notice any places where the user experience could be improved, even though the issue doesn’t violate the requirements, write an incident report for an improvement for the developers to consider.</text:p>
      <text:list xml:id="list34508527" text:continue-numbering="true" text:style-name="Outline">
        <text:list-item>
          <text:h text:style-name="Heading_20_1" text:outline-level="1">6. Retrospective</text:h>
        </text:list-item>
      </text:list>
      <text:p text:style-name="Standard">At the end of the project, consider what went well and what went not so well. Why? How could the team do better in the future? Were there areas you should have focused on testing more? Scenarios you missed? A better way to organize your tests? What have you learn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zh" style:country-asian="CN"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zh" style:country-asian="CN"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Title" style:family="paragraph" style:parent-style-name="Standard" style:next-style-name="Subtitle" style:default-outline-level="" style:list-style-name="" style:class="chapter">
      <style:paragraph-properties fo:margin-top="0in" fo:margin-bottom="0.2083in" fo:line-height="100%" fo:text-align="start" style:justify-single-word="false" fo:padding-left="0in" fo:padding-right="0in" fo:padding-top="0in" fo:padding-bottom="0.0555in" fo:border-left="none" fo:border-right="none" fo:border-top="none" fo:border-bottom="0.0138in solid #4f81bd"/>
      <style:text-properties fo:color="#17365d" style:font-name="Cambria" fo:font-size="26pt" fo:letter-spacing="0.0035in" fo:font-weight="bold" style:letter-kerning="true" style:font-size-asian="26pt" style:font-weight-asian="bold" style:font-name-complex="F"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list-style-name="">
      <style:paragraph-properties fo:margin="100%" fo:margin-left="0.5in" fo:margin-right="0in" fo:text-indent="0in" style:auto-text-indent="false"/>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35in" style:letter-kerning="true" style:font-size-asian="26pt" style:font-name-complex="F" style:font-size-complex="26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ittney Scaccia</meta:initial-creator>
    <dc:creator>N Cobb</dc:creator>
    <meta:editing-cycles>7</meta:editing-cycles>
    <meta:creation-date>2014-08-05T02:17:00</meta:creation-date>
    <dc:date>2014-08-06T14:36:35.71</dc:date>
    <meta:editing-duration>PT1M19S</meta:editing-duration>
    <meta:generator>OpenOffice/4.1.0$Win32 OpenOffice.org_project/410m18$Build-9764</meta:generator>
    <meta:document-statistic meta:table-count="0" meta:image-count="0" meta:object-count="0" meta:page-count="2" meta:paragraph-count="15" meta:word-count="542" meta:character-count="319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